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84H35M22.757051001S" calcext:value-type="time">
            <text:p>1684:3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37]-[.B337] &gt; 0; [.C337]-[.B3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7]-[.F337] &gt; 0; [.G337]-[.F337]; 0)" office:value-type="time" office:time-value="PT00H00M00S" calcext:value-type="time">
            <text:p>00:00</text:p>
          </table:table-cell>
          <table:table-cell table:formula="of:=[.D337]+[.H3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07:58:45.6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05T16:49:53.767000000</dc:date>
    <meta:editing-duration>P75DT9H51M36S</meta:editing-duration>
    <meta:editing-cycles>1980</meta:editing-cycles>
    <meta:generator>LibreOffice/7.2.6.2$Windows_X86_64 LibreOffice_project/b0ec3a565991f7569a5a7f5d24fed7f52653d754</meta:generator>
    <dc:creator>Benjamin Laws</dc:creator>
    <meta:document-statistic meta:table-count="2" meta:cell-count="2489" meta:object-count="0"/>
  </office:meta>
</office:document-meta>
</file>